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83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2.18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fo:border="0.06pt solid #000000"/>
    </style:style>
    <style:style style:name="ce1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2d050"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table:style-name="ce4" office:value-type="string" calcext:value-type="string">
            <text:p>GUI Projects (from easy to hard):</text:p>
          </table:table-cell>
          <table:table-cell table:style-name="ce5"/>
          <table:table-cell table:style-name="ce4" office:value-type="string" calcext:value-type="string">
            <text:p>UI Projects (from easy to hard):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. Hangman Game with a Graphical Interface</text:p>
          </table:table-cell>
          <table:table-cell/>
          <table:table-cell table:style-name="ce3" office:value-type="string" calcext:value-type="string">
            <text:p>1. Guess the Number Gam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2. Simple Paint Application</text:p>
          </table:table-cell>
          <table:table-cell/>
          <table:table-cell table:style-name="ce3" office:value-type="string" calcext:value-type="string">
            <text:p>2. Mad Libs Generato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3. Image Resizer</text:p>
          </table:table-cell>
          <table:table-cell/>
          <table:table-cell table:style-name="ce3" office:value-type="string" calcext:value-type="string">
            <text:p>3. Dice Rolling Simulato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4. Simple Digital Clock</text:p>
          </table:table-cell>
          <table:table-cell/>
          <table:table-cell table:style-name="ce3" office:value-type="string" calcext:value-type="string">
            <text:p>4. Simple Calculato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5. Simple Web Browser</text:p>
          </table:table-cell>
          <table:table-cell/>
          <table:table-cell table:style-name="ce3" office:value-type="string" calcext:value-type="string">
            <text:p>5. Rock-Paper-Scissors Gam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6. Simple Contact Book</text:p>
          </table:table-cell>
          <table:table-cell/>
          <table:table-cell table:style-name="ce3" office:value-type="string" calcext:value-type="string">
            <text:p>6. Hangman Gam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7. UI Calculator</text:p>
          </table:table-cell>
          <table:table-cell/>
          <table:table-cell table:style-name="ce3" office:value-type="string" calcext:value-type="string">
            <text:p>7. Password Generato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8. UI Note-Taking App</text:p>
          </table:table-cell>
          <table:table-cell/>
          <table:table-cell table:style-name="ce3" office:value-type="string" calcext:value-type="string">
            <text:p>8. Currency Converte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9. UI Task Manager</text:p>
          </table:table-cell>
          <table:table-cell/>
          <table:table-cell table:style-name="ce3" office:value-type="string" calcext:value-type="string">
            <text:p>9. Fibonacci Sequence Generato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0. UI Login/Registration Form</text:p>
          </table:table-cell>
          <table:table-cell/>
          <table:table-cell table:style-name="ce3" office:value-type="string" calcext:value-type="string">
            <text:p>10. Magic 8 Ball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1. UI Timer/Stopwatch</text:p>
          </table:table-cell>
          <table:table-cell/>
          <table:table-cell table:style-name="ce3" office:value-type="string" calcext:value-type="string">
            <text:p>11. Tic-Tac-Toe Gam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2. UI Weather Dashboard</text:p>
          </table:table-cell>
          <table:table-cell/>
          <table:table-cell table:style-name="ce3" office:value-type="string" calcext:value-type="string">
            <text:p>12. Alarm Clock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3. UI Image Gallery</text:p>
          </table:table-cell>
          <table:table-cell/>
          <table:table-cell table:style-name="ce2" office:value-type="string" calcext:value-type="string">
            <text:p>13. BMI Calculato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4. UI Music Player</text:p>
          </table:table-cell>
          <table:table-cell/>
          <table:table-cell table:style-name="ce2" office:value-type="string" calcext:value-type="string">
            <text:p>14. Unit Converte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5. UI Chat Application</text:p>
          </table:table-cell>
          <table:table-cell/>
          <table:table-cell table:style-name="ce2" office:value-type="string" calcext:value-type="string">
            <text:p>15. Random Quote Generator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16. UI Contact List</text:p>
          </table:table-cell>
          <table:table-cell/>
          <table:table-cell table:style-name="ce2" office:value-type="string" calcext:value-type="string">
            <text:p>16. Text-based Adventure Gam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17. Word Count Tool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18. Palindrome Check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19. Anagram Gener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0. File Renaming Tool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1. Website Scrap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2. URL Shorten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3. Text Encryption/Decryp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4. Text-based Calenda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5. Number Guesser Gam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6. Morse Code Transl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7. Random Password Gener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8. Reverse String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29. File Size Find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0. Binary to Decimal Convert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1. Reverse Numb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2. Bank Account Simul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3. Count Vowels and Consonant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4. Countdown Tim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5. Leap Year Check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6. Random Name Gener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7. Pig Latin Transl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8. BMI Categories Classifi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39. Simple Sudoku Solv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40. Email Slic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41. Guess the Word Gam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42. Binary Search Algorithm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43. Simple RSS Feed Reader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44. Weather App</text:p>
          </table:table-cell>
          <table:table-cell table:number-columns-repeated="16381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  <meta:initial-creator>Neagu Marinel</meta:initial-creator>
    <meta:creation-date>2023-07-21T09:41:43Z</meta:creation-date>
    <dc:date>2023-07-30T16:38:07.362099704</dc:date>
    <meta:editing-duration>PT11S</meta:editing-duration>
    <meta:editing-cycles>1</meta:editing-cycles>
    <meta:document-statistic meta:table-count="1" meta:cell-count="62" meta:object-count="0"/>
  </office:meta>
</office:document-meta>
</file>